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63cm" fo:padding-bottom="0.263cm" fo:padding-left="0.263cm" fo:padding-right="0.263cm" fo:wrap-option="wrap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00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5" style:family="text">
      <style:text-properties fo:font-variant="normal" fo:text-transform="none" fo:color="#b7b7b7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b7b7b7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8" style:family="text">
      <style:text-properties fo:font-variant="normal" fo:text-transform="none" fo:color="#6fa8dc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9" style:family="text">
      <style:text-properties fo:font-variant="normal" fo:text-transform="none" fo:color="#6fa8dc" style:text-line-through-style="none" style:text-line-through-type="none" style:text-position="0% 100%" style:font-name="Arial1" fo:font-size="16pt" fo:letter-spacing="normal" fo:font-style="italic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10" style:family="text">
      <style:text-properties fo:font-variant="normal" fo:text-transform="none" fo:color="#00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fo:font-family="Arial" style:font-family-generic="swiss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9" presentation:style-name="pr1" draw:text-style-name="P2" draw:layer="layout" svg:width="21.589cm" svg:height="3.221cm" svg:x="1.844cm" svg:y="3.723cm" presentation:class="title" presentation:user-transformed="true">
          <draw:text-box>
            <text:p text:style-name="P1"><text:span text:style-name="T1">Open</text:span><text:span text:style-name="T2"> </text:span><text:span text:style-name="T1">Research</text:span></text:p>
          </draw:text-box>
        </draw:frame>
        <draw:frame draw:name="Shape 80" presentation:style-name="pr2" draw:text-style-name="P3" draw:layer="layout" svg:width="21.589cm" svg:height="2.179cm" svg:x="1.905cm" svg:y="6.615cm" presentation:class="subtitle" presentation:user-transformed="true">
          <draw:text-box>
            <text:p text:style-name="P1"><text:span text:style-name="T3">Research Checklists and Interview Tips</text:span></text:p>
          </draw:text-box>
        </draw:frame>
        <presentation:notes draw:style-name="dp2">
          <draw:page-thumbnail draw:name="Shape 76" draw:style-name="gr1" draw:layer="layout" svg:width="16.932cm" svg:height="9.524cm" svg:x="1.059cm" svg:y="1.905cm" draw:page-number="1" presentation:class="page"/>
          <draw:frame draw:name="Shape 7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85" presentation:style-name="pr1" draw:text-style-name="P2" draw:layer="layout" svg:width="23.214cm" svg:height="2.043cm" svg:x="1.27cm" svg:y="0.58cm" presentation:class="title" presentation:user-transformed="true">
          <draw:text-box>
            <text:p text:style-name="P1"><text:span text:style-name="T4">Logistics Checklist</text:span></text:p>
          </draw:text-box>
        </draw:frame>
        <draw:frame draw:name="Shape 86" presentation:style-name="pr4" draw:text-style-name="P2" draw:layer="layout" svg:width="22.579cm" svg:height="8.249cm" svg:x="1.905cm" svg:y="4.555cm" presentation:class="title" presentation:user-transformed="true">
          <draw:text-box>
            <text:list text:style-name="L3">
              <text:list-item>
                <text:p text:style-name="P5"><text:span text:style-name="T5">Is this session being conducted in-person or remotely?</text:span><text:span text:style-name="T5"><text:line-break/></text:span><text:span text:style-name="T5">Does the interviewee need to sign an NDA or Release form?</text:span><text:span text:style-name="T5"><text:line-break/></text:span><text:span text:style-name="T5">Does the interviewee have office directions and on the door list?</text:span><text:span text:style-name="T5"><text:line-break/></text:span><text:span text:style-name="T5">Do you have a dedicated room booked (appropriate size for # people)?</text:span><text:span text:style-name="T5"><text:line-break/></text:span><text:span text:style-name="T5">Have you sent an invite to everyone sitting in?</text:span><text:span text:style-name="T5"><text:line-break/></text:span><text:span text:style-name="T5">Has a dial-in / screenshare been set up for remote sessions?</text:span><text:span text:style-name="T5"><text:line-break/></text:span><text:span text:style-name="T5">Does software need to be installed by either party before the session?</text:span><text:span text:style-name="T5"><text:line-break/></text:span><text:span text:style-name="T5">Will the session be recorded (audio or video)?</text:span><text:span text:style-name="T5"><text:line-break/></text:span><text:span text:style-name="T5">Are prototype URLs accessible outside of the office without VPN?</text:span><text:span text:style-name="T5"><text:line-break/></text:span><text:span text:style-name="T5">Are credentials required to sign-in to URLs? If so, what are UN + PW?</text:span></text:p>
              </text:list-item>
            </text:list>
          </draw:text-box>
        </draw:frame>
        <draw:frame draw:name="Shape 87" presentation:style-name="pr4" draw:text-style-name="P2" draw:layer="layout" svg:width="21.589cm" svg:height="1.214cm" svg:x="1.905cm" svg:y="3.482cm" presentation:class="title" presentation:user-transformed="true">
          <draw:text-box>
            <text:p text:style-name="P1"><text:span text:style-name="T6">A few things to consider for a session: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2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Shape 92" presentation:style-name="pr1" draw:text-style-name="P2" draw:layer="layout" svg:width="23.214cm" svg:height="2.043cm" svg:x="1.27cm" svg:y="0.58cm" presentation:class="title" presentation:user-transformed="true">
          <draw:text-box>
            <text:p text:style-name="P1"><text:span text:style-name="T4">Tips on Drafting a Research Guide</text:span></text:p>
          </draw:text-box>
        </draw:frame>
        <draw:frame draw:name="Shape 93" presentation:style-name="pr4" draw:text-style-name="P2" draw:layer="layout" svg:width="22.579cm" svg:height="8.249cm" svg:x="1.905cm" svg:y="3.479cm" presentation:class="title" presentation:user-transformed="true">
          <draw:text-box>
            <text:list text:style-name="L3">
              <text:list-item>
                <text:p text:style-name="P5"><text:span text:style-name="T5">Be clear on what you’re trying to learn. </text:span><text:span text:style-name="T5"><text:line-break/></text:span><text:span text:style-name="T5">Edit your questions several times to make sure you aren’t being redundant.</text:span><text:span text:style-name="T5"><text:line-break/></text:span><text:span text:style-name="T5"><text:line-break/></text:span><text:span text:style-name="T7">30 - 45 minute sessions:</text:span><text:span text:style-name="T5"> 3-5 questions for each section in the Research Guide. </text:span><text:span text:style-name="T5"><text:line-break/></text:span><text:span text:style-name="T7">45 - 60 minute sessions:</text:span><text:span text:style-name="T5"> 10-12 questions total spread across 1-2 sections.</text:span><text:span text:style-name="T5"><text:line-break/></text:span><text:span text:style-name="T5"> </text:span><text:span text:style-name="T5"><text:line-break/></text:span><text:span text:style-name="T5">Allow for adequate conversation and time to dig deeper into responses </text:span><text:span text:style-name="T5"><text:line-break/></text:span><text:span text:style-name="T5">without the interviewee feeling rushed. This should feel like a rich conversation, </text:span><text:span text:style-name="T5"><text:line-break/></text:span><text:span text:style-name="T5">not an overly scripted Q&amp;A session.</text:span></text:p>
              </text:list-item>
            </text:list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3" presentation:class="page"/>
          <draw:frame draw:name="Shape 9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Shape 98" presentation:style-name="pr1" draw:text-style-name="P2" draw:layer="layout" svg:width="23.214cm" svg:height="2.043cm" svg:x="1.27cm" svg:y="0.58cm" presentation:class="title" presentation:user-transformed="true">
          <draw:text-box>
            <text:p text:style-name="P1"><text:span text:style-name="T4">Wrap-up Checklist</text:span></text:p>
          </draw:text-box>
        </draw:frame>
        <draw:frame draw:name="Shape 99" presentation:style-name="pr4" draw:text-style-name="P2" draw:layer="layout" svg:width="22.579cm" svg:height="8.249cm" svg:x="1.905cm" svg:y="3.479cm" presentation:class="title" presentation:user-transformed="true">
          <draw:text-box>
            <text:list text:style-name="L3">
              <text:list-item>
                <text:p text:style-name="P5"><text:span text:style-name="T5">Do you have incentives on-hand or will they be emailed?</text:span><text:span text:style-name="T5"><text:line-break/></text:span><text:span text:style-name="T5">Can they accept gifts (allowed by their company’s policies)?</text:span><text:span text:style-name="T5"><text:line-break/></text:span><text:span text:style-name="T5">Do they need to sign a release (especially if audio or video is recorded)?</text:span><text:span text:style-name="T5"><text:line-break/></text:span><text:span text:style-name="T5">Did you inquire about a time to follow-up if needed? </text:span><text:span text:style-name="T5"><text:line-break/></text:span><text:span text:style-name="T5">Make sure they take all of their personal belongings (if in-person).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4" presentation:class="page"/>
          <draw:frame draw:name="Shape 96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Shape 104" presentation:style-name="pr1" draw:text-style-name="P2" draw:layer="layout" svg:width="23.214cm" svg:height="2.043cm" svg:x="1.27cm" svg:y="0.58cm" presentation:class="title" presentation:user-transformed="true">
          <draw:text-box>
            <text:p text:style-name="P1"><text:span text:style-name="T4">Documentation Tips</text:span></text:p>
          </draw:text-box>
        </draw:frame>
        <draw:frame draw:name="Shape 105" presentation:style-name="pr4" draw:text-style-name="P2" draw:layer="layout" svg:width="22.579cm" svg:height="8.249cm" svg:x="1.905cm" svg:y="3.479cm" presentation:class="title" presentation:user-transformed="true">
          <draw:text-box>
            <text:list text:style-name="L3">
              <text:list-item>
                <text:p text:style-name="P5"><text:span text:style-name="T5">Name your files properly to insure they are easy to find.</text:span><text:span text:style-name="T5"><text:line-break/></text:span><text:span text:style-name="T5"><text:line-break/></text:span><text:span text:style-name="T5">Be consistent in file naming conventions. For example, when using the </text:span><text:span text:style-name="T5"><text:line-break/></text:span><text:span text:style-name="T8">“</text:span><text:span text:style-name="T9">Research - Interview Summary Template</text:span><text:span text:style-name="T8">”</text:span><text:span text:style-name="T7">,</text:span><text:span text:style-name="T5"> use this format for each project:</text:span><text:span text:style-name="T5"><text:line-break/></text:span><text:span text:style-name="T5"><text:line-break/></text:span><text:span text:style-name="T10"><text:tab/></text:span><text:span text:style-name="T10">2015-Oct-19 ProjectName Discovery</text:span><text:span text:style-name="T10"><text:line-break/></text:span><text:span text:style-name="T10">2015-Oct-19 ProjectName Validation</text:span></text:p>
              </text:list-item>
            </text:list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5" presentation:class="page"/>
          <draw:frame draw:name="Shape 10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1" presentation:style-name="Mpr1" draw:text-style-name="MP5" draw:layer="backgroundobjects" svg:width="21.589cm" svg:height="3.221cm" svg:x="1.905cm" svg:y="4.39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"/>
    <meta:generator>LibreOffice/5.1.1.3$Linux_X86_64 LibreOffice_project/10m0$Build-3</meta:generator>
  </office:meta>
</office:document-meta>
</file>